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erience Java development of enterprise Applications from Back-end to Web service API.<text:line-break/><text:line-break/>Technologies<text:line-break/>Java<text:line-break/>XML, JSON, WebServices (Soap, REST)<text:line-break/>DataBases: PostgreSQL<text:line-break/>Servers: Tomcat Server<text:line-break/>IDE: Eclipse<text:line-break/>Need to WSDL file<text:line-break/>Code Handover<text:line-break/>Need Knowledge Transfer for both Soap and REST protoc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2:38:16.887417932</meta:creation-date>
    <dc:date>2018-10-24T12:40:18.348014053</dc:date>
    <meta:editing-duration>PT2M1S</meta:editing-duration>
    <meta:editing-cycles>1</meta:editing-cycles>
    <meta:document-statistic meta:table-count="0" meta:image-count="0" meta:object-count="0" meta:page-count="1" meta:paragraph-count="1" meta:word-count="41" meta:character-count="289" meta:non-whitespace-character-count="248"/>
    <meta:generator>LibreOffice/4.3.3.2$Linux_X86_64 LibreOffice_project/430m0$Build-2</meta:generator>
  </office:meta>
</office:document-meta>
</file>